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1359753278205435616"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3681860460984041036"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2363855118246729232"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1606247408943221370"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520255625225495909"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4564921532389633390"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600524563001203424"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6185027031678641500"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9674540" text:continue-list="list600524563001203424"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274603867110312694"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669576"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657260"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9661578"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9679871"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682022"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8908711776960225742"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1010020428663808034"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578245067305652130"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658451"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523696303688927654"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743182438927138354"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448119209009278562" text:style-name="L15">
        <text:list-item>
          <text:list>
            <text:list-header>
              <text:p text:style-name="P170">1.5 miles averaging about 9:40/mile and rest 1 min</text:p>
            </text:list-header>
          </text:list>
        </text:list-item>
      </text:list>
      <text:p text:style-name="P23">1 mile in 8:26 and rest 2 min</text:p>
      <text:list xml:id="list6632626122736614954"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196162795656411083"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663253"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2470518917591950710"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278723680694348424"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836380675311006685"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9659467" text:continue-list="list7278723680694348424" text:style-name="L19">
        <text:list-item>
          <text:list>
            <text:list-header>
              <text:p text:style-name="P174">(Pace*HR)=1240</text:p>
            </text:list-header>
          </text:list>
        </text:list-item>
      </text:list>
      <text:list xml:id="list39661597" text:continue-list="list2470518917591950710" text:style-name="L18">
        <text:list-item>
          <text:list>
            <text:list-header>
              <text:p text:style-name="P173">2 miles at 10:46/mile Ave HR= 121 bpm and rest a few minutes</text:p>
            </text:list-header>
          </text:list>
        </text:list-item>
      </text:list>
      <text:list xml:id="list39664518" text:continue-list="list39659467"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9666589"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891177847928537296"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579656930366464794"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945706819410373893"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8748372271538742077"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214645536968910522"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334520638099136096"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9659058"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674273"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884441821658614493"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974677405819156113"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914815743928312297" text:style-name="L29">
        <text:list-item>
          <text:list>
            <text:list-header>
              <text:p text:style-name="P181">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Tim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10"><text:span text:style-name="T2">Last ¼ mile in 2:11 or 8:44/mile pace.</text:span></text:p>
      <text:p text:style-name="P10">Warm down:<text:span text:style-name="T2"> ¼ mile jog</text:span></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898826939408065534"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01T19:41:50.49</dc:date>
    <dc:creator>James Lombardi</dc:creator>
    <meta:editing-duration>P19DT20H42M48S</meta:editing-duration>
    <meta:editing-cycles>1579</meta:editing-cycles>
    <meta:generator>OpenOffice/4.1.2$Win32 OpenOffice.org_project/412m3$Build-9782</meta:generator>
    <meta:document-statistic meta:table-count="0" meta:image-count="9" meta:object-count="0" meta:page-count="163" meta:paragraph-count="4669" meta:word-count="50839" meta:character-count="260846"/>
  </office:meta>
</office:document-meta>
</file>